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number-columns-repeated="3" table:default-cell-style-name="ce8"/>
        <table:table-column table:style-name="co1" table:default-cell-style-name="ce5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3" office:value-type="string">
            <text:p>Part#</text:p>
          </table:table-cell>
          <table:table-cell table:style-name="ce3" office:value-type="string">
            <text:p>Description</text:p>
          </table:table-cell>
          <table:table-cell table:style-name="ce6" office:value-type="string">
            <text:p>Product #</text:p>
          </table:table-cell>
          <table:table-cell table:style-name="ce6" office:value-type="string">
            <text:p>MFR.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9" office:value-type="string">
            <text:p>Qty 1</text:p>
          </table:table-cell>
          <table:table-cell table:style-name="ce9" office:value-type="string">
            <text:p>Qty 25</text:p>
          </table:table-cell>
          <table:table-cell table:style-name="ce9" office:value-type="string">
            <text:p>Qty 100</text:p>
          </table:table-cell>
          <table:table-cell table:style-name="ce6" office:value-type="string">
            <text:p>Dist.</text:p>
          </table:table-cell>
          <table:table-cell table:style-name="ce4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GW</text:p>
          </table:table-cell>
          <table:table-cell office:value-type="string">
            <text:p>NXP</text:p>
          </table:table-cell>
          <table:table-cell/>
          <table:table-cell office:value-type="string">
            <text:p>SOT-353-1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,R45,R4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8">
            <text:p>18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7">
            <text:p>327</text:p>
          </table:table-cell>
          <table:table-cell table:style-name="ce10" table:formula="of:=SUMPRODUCT([.$G6:.$G55];[.H6:.H55])" office:value-type="float" office:value="43.6963">
            <text:p>43.70</text:p>
          </table:table-cell>
          <table:table-cell table:style-name="ce10" table:formula="of:=SUMPRODUCT([.$G6:.$G55];[.I6:.I55])" office:value-type="float" office:value="29.9566333333333">
            <text:p>29.96</text:p>
          </table:table-cell>
          <table:table-cell table:style-name="ce10" table:formula="of:=SUMPRODUCT([.$G6:.$G55];[.J6:.J55])" office:value-type="float" office:value="23.6276333333333">
            <text:p>23.63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1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300">
            <text:p>300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6-14T13:32:53</dc:date>
    <dc:creator>chris </dc:creator>
    <meta:editing-duration>P2DT9H55M25S</meta:editing-duration>
    <meta:editing-cycles>249</meta:editing-cycles>
    <meta:generator>LibreOffice/3.5$Linux_x86 LibreOffice_project/350m1$Build-2</meta:generator>
    <meta:document-statistic meta:table-count="3" meta:cell-count="529" meta:object-count="0"/>
  </office:meta>
</office:document-meta>
</file>